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D2F00000CF4C79A4CE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726cm, 2.519cm, 2.86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051cm" fo:min-width="0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opacity="0%" draw:fill-color="#000000" draw:textarea-vertical-align="middle" draw:auto-grow-height="false" fo:min-height="0.249cm" fo:min-width="0cm" loext:decorative="false"/>
    </style:style>
    <style:style style:name="gr8" style:family="graphic" style:parent-style-name="standard">
      <style:graphic-properties svg:stroke-width="0.053cm" svg:stroke-color="#000000" draw:marker-start="Arrowheads_20_3" draw:marker-start-width="0.38cm" draw:marker-end="Arrowheads_20_3" draw:marker-end-width="0.38cm" draw:textarea-vertical-align="middle" fo:padding-top="0.152cm" fo:padding-bottom="0.152cm" fo:padding-left="0.277cm" fo:padding-right="0.277cm" loext:decorative="false"/>
    </style:style>
    <style:style style:name="gr9" style:family="graphic" style:parent-style-name="standard">
      <style:graphic-properties svg:stroke-width="0.053cm" svg:stroke-color="#000000" draw:marker-start="Arrowheads_20_1" draw:marker-start-width="0.379cm" draw:marker-end="Arrowheads_20_2" draw:marker-end-width="0.379cm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="" draw:marker-start-width="0.38cm" draw:marker-end="Arrowheads_20_3" draw:marker-end-width="0.38cm" draw:textarea-vertical-align="middle" fo:padding-top="0.152cm" fo:padding-bottom="0.152cm" fo:padding-left="0.277cm" fo:padding-right="0.277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="Arrowheads_20_3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4cm" svg:height="18.9cm" svg:x="1.1cm" svg:y="1cm">
          <draw:image xlink:href="Pictures/1000000000000D2F00000CF4C79A4CE2.png" xlink:type="simple" xlink:show="embed" xlink:actuate="onLoad" draw:mime-type="image/png">
            <text:p/>
          </draw:image>
        </draw:frame>
        <draw:line draw:style-name="gr2" draw:text-style-name="P2" draw:layer="layout" svg:x1="10.155cm" svg:y1="17.222cm" svg:x2="14.555cm" svg:y2="7.322cm">
          <text:p/>
        </draw:line>
        <draw:line draw:style-name="gr2" draw:text-style-name="P2" draw:layer="layout" svg:x1="4.757cm" svg:y1="17.284cm" svg:x2="4.757cm" svg:y2="2.784cm">
          <text:p/>
        </draw:line>
        <draw:line draw:style-name="gr3" draw:text-style-name="P2" draw:layer="layout" svg:x1="1.1cm" svg:y1="17.263cm" svg:x2="18.9cm" svg:y2="17.263cm">
          <text:p/>
        </draw:line>
        <draw:line draw:style-name="gr2" draw:text-style-name="P2" draw:layer="layout" svg:x1="14.557cm" svg:y1="17.284cm" svg:x2="14.557cm" svg:y2="2.784cm">
          <text:p/>
        </draw:line>
        <draw:line draw:style-name="gr2" draw:text-style-name="P2" draw:layer="layout" svg:x1="4.208cm" svg:y1="17.211cm" svg:x2="8.158cm" svg:y2="8.311cm">
          <text:p/>
        </draw:line>
        <draw:line draw:style-name="gr2" draw:text-style-name="P2" draw:layer="layout" svg:x1="4.655cm" svg:y1="15.283cm" svg:x2="9.655cm" svg:y2="4.022cm">
          <text:p/>
        </draw:line>
        <draw:line draw:style-name="gr2" draw:text-style-name="P2" draw:layer="layout" svg:x1="10.168cm" svg:y1="17.284cm" svg:x2="10.168cm" svg:y2="3.942cm">
          <text:p/>
        </draw:line>
        <draw:line draw:style-name="gr2" draw:text-style-name="P2" draw:layer="layout" svg:x1="1.945cm" svg:y1="13.561cm" svg:x2="10.195cm" svg:y2="17.26cm">
          <text:p/>
        </draw:line>
        <draw:line draw:style-name="gr2" draw:text-style-name="P2" draw:layer="layout" svg:x1="1.849cm" svg:y1="13.853cm" svg:x2="4.7cm" svg:y2="15.122cm">
          <text:p/>
        </draw:line>
        <draw:line draw:style-name="gr2" draw:text-style-name="P2" draw:layer="layout" svg:x1="3.049cm" svg:y1="11.054cm" svg:x2="5.9cm" svg:y2="12.323cm">
          <text:p/>
        </draw:line>
        <draw:line draw:style-name="gr2" draw:text-style-name="P2" draw:layer="layout" svg:x1="1.612cm" svg:y1="15.208cm" svg:x2="4.733cm" svg:y2="15.208cm">
          <text:p/>
        </draw:line>
        <draw:line draw:style-name="gr2" draw:text-style-name="P2" draw:layer="layout" svg:x1="2.34cm" svg:y1="16.961cm" svg:x2="4.74cm" svg:y2="16.961cm">
          <text:p/>
        </draw:line>
        <draw:line draw:style-name="gr2" draw:text-style-name="P2" draw:layer="layout" svg:x1="14.541cm" svg:y1="16.962cm" svg:x2="16.841cm" svg:y2="16.962cm">
          <text:p/>
        </draw:line>
        <draw:line draw:style-name="gr2" draw:text-style-name="P2" draw:layer="layout" svg:x1="14.542cm" svg:y1="15.163cm" svg:x2="17.443cm" svg:y2="15.163cm">
          <text:p/>
        </draw:line>
        <draw:line draw:style-name="gr2" draw:text-style-name="P2" draw:layer="layout" svg:x1="4.808cm" svg:y1="17.211cm" svg:x2="8.358cm" svg:y2="9.211cm">
          <text:p/>
        </draw:line>
        <draw:custom-shape draw:style-name="gr4" draw:text-style-name="P3" draw:layer="layout" svg:width="0.3cm" svg:height="0.3cm" svg:x="14.401cm" svg:y="1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4.602cm" svg:y="17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55cm" svg:y1="12.322cm" svg:x2="8.255cm" svg:y2="5.722cm">
          <text:p/>
        </draw:line>
        <draw:g draw:style-name="gr5">
          <draw:custom-shape draw:style-name="gr6" draw:text-style-name="P4" draw:layer="layout" svg:width="0.499cm" svg:height="0.499cm" draw:transform="rotate (-0.418879020478639) translate (5.323cm 11.7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99cm" svg:height="0.499cm" draw:transform="rotate (-0.418879020478639) translate (5.323cm 11.767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5" draw:layer="layout" svg:width="0.499cm" svg:height="0.499cm" draw:transform="rotate (2.72271363311115) translate (5.575cm 12.427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 draw:style-name="gr5">
          <draw:custom-shape draw:style-name="gr6" draw:text-style-name="P4" draw:layer="layout" svg:width="0.499cm" svg:height="0.499cm" svg:x="14.3cm" svg:y="1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99cm" svg:height="0.499cm" svg:x="14.3cm" svg:y="14.9cm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5" draw:layer="layout" svg:width="0.499cm" svg:height="0.499cm" draw:transform="rotate (-3.14159265358979) translate (14.8cm 15.4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 draw:style-name="gr5">
          <draw:custom-shape draw:style-name="gr6" draw:text-style-name="P4" draw:layer="layout" svg:width="0.499cm" svg:height="0.499cm" svg:x="4.499cm" svg:y="14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99cm" svg:height="0.499cm" svg:x="4.499cm" svg:y="14.899cm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5" draw:layer="layout" svg:width="0.499cm" svg:height="0.499cm" draw:transform="rotate (-3.14159265358979) translate (4.999cm 15.399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2" draw:text-style-name="P2" draw:layer="layout" svg:x1="10.242cm" svg:y1="13.6cm" svg:x2="18.143cm" svg:y2="13.6cm">
          <text:p/>
        </draw:line>
        <draw:g draw:style-name="gr5">
          <draw:custom-shape draw:style-name="gr6" draw:text-style-name="P4" draw:layer="layout" svg:width="0.499cm" svg:height="0.499cm" svg:x="9.9cm" svg:y="1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99cm" svg:height="0.499cm" svg:x="9.9cm" svg:y="13.348cm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5" draw:layer="layout" svg:width="0.499cm" svg:height="0.499cm" draw:transform="rotate (-3.14159265358979) translate (10.4cm 13.848cm)">
            <text:p/>
            <draw:enhanced-geometry draw:glue-point-type="segments" draw:type="mso-spt100" draw:modifiers="-90 179.9857010785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8" draw:text-style-name="P1" draw:layer="layout" svg:x1="10.154cm" svg:y1="4.202cm" svg:x2="14.554cm" svg:y2="4.202cm">
          <text:p/>
        </draw:line>
        <draw:line draw:style-name="gr9" draw:text-style-name="P1" draw:layer="layout" svg:x1="4.757cm" svg:y1="3.48cm" svg:x2="14.557cm" svg:y2="3.48cm">
          <text:p/>
        </draw:line>
        <draw:line draw:style-name="gr8" draw:text-style-name="P1" draw:layer="layout" svg:x1="16.604cm" svg:y1="16.996cm" svg:x2="16.604cm" svg:y2="15.196cm">
          <text:p/>
        </draw:line>
        <draw:line draw:style-name="gr8" draw:text-style-name="P1" draw:layer="layout" svg:x1="18.104cm" svg:y1="17.296cm" svg:x2="18.104cm" svg:y2="13.596cm">
          <text:p/>
        </draw:line>
        <draw:line draw:style-name="gr8" draw:text-style-name="P1" draw:layer="layout" svg:x1="2.604cm" svg:y1="16.996cm" svg:x2="2.604cm" svg:y2="15.196cm">
          <text:p/>
        </draw:line>
        <draw:line draw:style-name="gr8" draw:text-style-name="P1" draw:layer="layout" svg:x1="1.804cm" svg:y1="17.296cm" svg:x2="1.804cm" svg:y2="15.196cm">
          <text:p/>
        </draw:line>
        <draw:line draw:style-name="gr8" draw:text-style-name="P1" draw:layer="layout" svg:x1="8.184cm" svg:y1="5.701cm" svg:x2="8.784cm" svg:y2="5.961cm">
          <text:p/>
        </draw:line>
        <draw:line draw:style-name="gr8" draw:text-style-name="P1" draw:layer="layout" svg:x1="7.784cm" svg:y1="9.101cm" svg:x2="8.384cm" svg:y2="9.361cm">
          <text:p/>
        </draw:line>
        <draw:line draw:style-name="gr8" draw:text-style-name="P1" draw:layer="layout" svg:x1="2.751cm" svg:y1="13.933cm" svg:x2="3.841cm" svg:y2="11.333cm">
          <text:p/>
        </draw:line>
        <draw:line draw:style-name="gr8" draw:text-style-name="P1" draw:layer="layout" svg:x1="9.184cm" svg:y1="5.001cm" svg:x2="14.583cm" svg:y2="7.331cm">
          <text:p/>
        </draw:line>
        <draw:line draw:style-name="gr10" draw:text-style-name="P1" draw:layer="layout" svg:x1="7.387cm" svg:y1="8.093cm" svg:x2="7.781cm" svg:y2="8.268cm">
          <text:p/>
        </draw:line>
        <draw:line draw:style-name="gr10" draw:text-style-name="P1" draw:layer="layout" svg:x1="8.468cm" svg:y1="8.555cm" svg:x2="8.074cm" svg:y2="8.38cm">
          <text:p/>
        </draw:line>
        <draw:line draw:style-name="gr10" draw:text-style-name="P1" draw:layer="layout" svg:x1="2.273cm" svg:y1="13.284cm" svg:x2="2.098cm" svg:y2="13.678cm">
          <text:p/>
        </draw:line>
        <draw:line draw:style-name="gr10" draw:text-style-name="P1" draw:layer="layout" svg:x1="1.811cm" svg:y1="14.265cm" svg:x2="1.986cm" svg:y2="13.871cm">
          <text:p/>
        </draw:line>
        <draw:line draw:style-name="gr10" draw:text-style-name="P1" draw:layer="layout" svg:x1="3.177cm" svg:y1="17.697cm" svg:x2="3.192cm" svg:y2="17.267cm">
          <text:p/>
        </draw:line>
        <draw:line draw:style-name="gr10" draw:text-style-name="P1" draw:layer="layout" svg:x1="3.176cm" svg:y1="16.58cm" svg:x2="3.191cm" svg:y2="17.01cm">
          <text:p/>
        </draw:line>
        <draw:line draw:style-name="gr10" draw:text-style-name="P1" draw:layer="layout" svg:x1="15.776cm" svg:y1="17.71cm" svg:x2="15.791cm" svg:y2="17.28cm">
          <text:p/>
        </draw:line>
        <draw:line draw:style-name="gr10" draw:text-style-name="P1" draw:layer="layout" svg:x1="15.775cm" svg:y1="16.567cm" svg:x2="15.79cm" svg:y2="16.997cm">
          <text:p/>
        </draw:line>
        <draw:g draw:style-name="gr11">
          <svg:title>TexMaths</svg:title>
          <svg:desc>20§display§a§svg§600§FALSE§</svg:desc>
          <draw:path draw:style-name="gr12" draw:text-style-name="P6" draw:layer="layout" svg:width="0.273cm" svg:height="0.241cm" svg:x="11.82cm" svg:y="5.714cm" svg:viewBox="0 0 274 242" svg:d="M0 0c91 0 183 0 274 0 0 81 0 162 0 242-91 0-183 0-274 0 0-80 0-161 0-242z">
            <text:p/>
          </draw:path>
          <draw:path draw:style-name="gr13" draw:text-style-name="P7" draw:layer="layout" svg:width="0.317cm" svg:height="0.313cm" svg:x="11.812cm" svg:y="5.678cm" svg:viewBox="0 0 318 314" svg:d="M231 44c-12-26-32-44-64-44-81 0-167 101-167 203 0 65 38 111 91 111 14 0 50-2 92-52 6 28 30 52 64 52 23 0 39-16 51-38 10-26 20-67 20-69 0-6-6-6-8-6-8 0-8 2-10 12-12 45-24 85-53 85-18 0-20-18-20-32s2-20 8-51c8-28 10-36 16-62 8-32 17-65 25-97 4-20 4-20 4-24 0-12-8-18-19-18-16 0-28 16-30 30zM187 225c-4 12-4 13-14 25-32 38-60 48-80 48-33 0-43-38-43-63 0-36 22-122 37-154 22-39 54-65 82-65 44 0 54 56 54 60 0 3-2 9-2 11-12 46-23 92-34 138z">
            <text:p/>
          </draw:path>
        </draw:g>
        <draw:g draw:style-name="gr11">
          <svg:title>TexMaths</svg:title>
          <svg:desc>20§display§d§svg§600§FALSE§</svg:desc>
          <draw:path draw:style-name="gr12" draw:text-style-name="P6" draw:layer="layout" svg:width="0.285cm" svg:height="0.419cm" svg:x="8.023cm" svg:y="7.714cm" svg:viewBox="0 0 286 420" svg:d="M0 0c95 0 191 0 286 0 0 140 0 280 0 420-95 0-191 0-286 0 0-140 0-280 0-420z">
            <text:p/>
          </draw:path>
          <draw:path draw:style-name="gr13" draw:text-style-name="P7" draw:layer="layout" svg:width="0.329cm" svg:height="0.491cm" svg:x="8.015cm" svg:y="7.678cm" svg:viewBox="0 0 330 492" svg:d="M330 8c-3-3 0-8-10-8s-75 6-87 8c-6 0-10 4-10 14 0 8 6 8 18 8 31 0 33 4 33 12 0 4-1 9-2 14-13 55-27 110-41 165-12-26-32-46-64-46-81 0-167 104-167 205 0 66 38 112 91 112 14 0 50-2 92-52 4 28 30 52 62 52 25 0 41-16 51-38 12-26 22-68 22-70 0-6-6-6-8-6-8 0-8 2-10 12-12 46-26 86-53 86-18 0-20-18-20-32 0-16 0-22 4-34 33-134 66-268 99-402zM185 400c-2 14-2 14-14 26-30 40-58 50-78 50-33 0-43-38-43-66 0-34 22-119 38-151 21-42 51-68 79-68 46 0 56 58 56 62s-2 8-2 12c-12 45-24 90-36 135z">
            <text:p/>
          </draw:path>
        </draw:g>
        <draw:g draw:style-name="gr11">
          <svg:title>TexMaths</svg:title>
          <svg:desc>20§display§a_{n}§svg§600§FALSE§</svg:desc>
          <draw:path draw:style-name="gr12" draw:text-style-name="P6" draw:layer="layout" svg:width="0.619cm" svg:height="0.346cm" svg:x="8.099cm" svg:y="8.755cm" svg:viewBox="0 0 620 347" svg:d="M0 0c207 0 414 0 620 0 0 116 0 231 0 347-206 0-413 0-620 0 0-116 0-231 0-347z">
            <text:p/>
          </draw:path>
          <draw:path draw:style-name="gr13" draw:text-style-name="P7" draw:layer="layout" svg:width="0.32cm" svg:height="0.316cm" svg:x="8.091cm" svg:y="8.719cm" svg:viewBox="0 0 321 317" svg:d="M233 46c-12-26-34-46-63-46-82 0-170 104-170 205 0 66 38 112 94 112 14 0 48-4 90-54 5 30 29 54 63 54 26 0 42-16 52-40 12-24 22-66 22-68 0-8-6-8-10-8-6 0-6 4-8 14-12 44-26 86-54 86-20 0-22-18-22-32 0-16 2-22 10-52s10-36 16-62c8-32 16-65 24-97 6-20 6-22 6-24 0-12-8-20-20-20-18 0-28 16-30 32zM187 225c-3 14-3 14-13 26-30 38-60 50-78 50-36 0-46-38-46-66 0-34 22-119 38-153 22-40 54-66 82-66 45 0 55 58 55 62s-2 8-2 12c-12 45-24 90-36 135z">
            <text:p/>
          </draw:path>
          <draw:path draw:style-name="gr13" draw:text-style-name="P7" draw:layer="layout" svg:width="0.298cm" svg:height="0.22cm" svg:x="8.456cm" svg:y="8.916cm" svg:viewBox="0 0 299 221" svg:d="M36 185c-2 6-4 18-4 20 0 10 8 16 16 16 10 0 18-7 20-12s6-20 8-30c2-8 8-32 12-44 2-10 6-21 8-31 4-20 6-24 20-44s36-46 73-46c28 0 28 26 28 34 0 30-20 83-28 105-5 12-7 18-7 26 0 26 21 42 45 42 50 0 72-68 72-76 0-6-6-6-8-6-8 0-8 4-10 8-10 40-32 60-52 60-10 0-12-6-12-18 0-10 2-16 12-38 6-16 26-67 26-95 0-48-38-56-64-56-41 0-67 26-83 46-2-34-32-46-52-46s-32 16-38 28c-12 18-18 46-18 48 0 6 6 6 8 6 8 0 8-2 12-14 6-30 16-54 34-54 14 0 18 12 18 24 0 10-5 29-8 42s-10 32-12 43c-5 21-11 42-16 62z">
            <text:p/>
          </draw:path>
        </draw:g>
        <draw:g draw:style-name="gr11">
          <svg:title>TexMaths</svg:title>
          <svg:desc>20§display§e§svg§600§FALSE§</svg:desc>
          <draw:path draw:style-name="gr12" draw:text-style-name="P6" draw:layer="layout" svg:width="0.225cm" svg:height="0.241cm" svg:x="8.521cm" svg:y="5.315cm" svg:viewBox="0 0 226 242" svg:d="M0 0c75 0 151 0 226 0 0 81 0 162 0 242-75 0-151 0-226 0 0-80 0-161 0-242z">
            <text:p/>
          </draw:path>
          <draw:path draw:style-name="gr13" draw:text-style-name="P7" draw:layer="layout" svg:width="0.265cm" svg:height="0.313cm" svg:x="8.517cm" svg:y="5.279cm" svg:viewBox="0 0 266 314" svg:d="M97 147c20 0 72-2 108-16 47-22 51-61 51-71 0-32-26-60-75-60-76 0-181 68-181 189 0 69 42 125 109 125 100 0 157-74 157-81 0-4-4-10-8-10s-6 2-10 8c-53 67-129 67-137 67-55 0-61-58-61-79 0-8 2-30 12-72 12 0 23 0 35 0zM66 131c25-105 97-115 115-115 34 0 51 20 51 44 0 71-111 71-139 71-9 0-18 0-27 0z">
            <text:p/>
          </draw:path>
        </draw:g>
        <draw:g draw:style-name="gr11">
          <svg:title>TexMaths</svg:title>
          <svg:desc>20§display§f§svg§600§FALSE§</svg:desc>
          <draw:path draw:style-name="gr12" draw:text-style-name="P6" draw:layer="layout" svg:width="0.311cm" svg:height="0.563cm" svg:x="2.814cm" svg:y="12.315cm" svg:viewBox="0 0 312 564" svg:d="M0 0c104 0 208 0 312 0 0 188 0 376 0 564-104 0-208 0-312 0 0-188 0-376 0-564z">
            <text:p/>
          </draw:path>
          <draw:path draw:style-name="gr13" draw:text-style-name="P7" draw:layer="layout" svg:width="0.345cm" svg:height="0.635cm" svg:x="2.816cm" svg:y="12.279cm" svg:viewBox="0 0 346 636" svg:d="M217 213c20 0 40 0 60 0 13 0 21 0 21-14 0-8-8-8-19-8-20 0-39 0-58 0 5-26 10-53 16-79 2-14 12-64 16-72 6-14 18-24 34-24 2 0 19 0 33 12-31 2-37 28-37 38 0 16 11 24 25 24 18 0 38-14 38-42 0-32-32-48-59-48-24 0-68 12-90 82-4 14-6 22-22 109-16 0-32 0-48 0-14 0-22 0-22 14 0 8 6 8 20 8 16 0 31 0 46 0-17 92-34 184-52 275-14 68-25 132-61 132-2 0-20 0-34-12 34-2 40-28 40-38 0-16-14-24-26-24-18 0-38 14-38 42 0 32 30 48 58 48 38 0 65-42 79-68 22-44 38-129 38-133 14-74 28-148 42-222z">
            <text:p/>
          </draw:path>
        </draw:g>
        <draw:g draw:style-name="gr11">
          <svg:title>TexMaths</svg:title>
          <svg:desc>20§display§l_{z}§svg§600§FALSE§</svg:desc>
          <draw:path draw:style-name="gr12" draw:text-style-name="P6" draw:layer="layout" svg:width="0.391cm" svg:height="0.523cm" svg:x="1.419cm" svg:y="13.213cm" svg:viewBox="0 0 392 524" svg:d="M0 0c131 0 262 0 392 0 0 175 0 350 0 524-130 0-261 0-392 0 0-174 0-349 0-524z">
            <text:p/>
          </draw:path>
          <draw:path draw:style-name="gr13" draw:text-style-name="P7" draw:layer="layout" svg:width="0.148cm" svg:height="0.493cm" svg:x="1.415cm" svg:y="13.177cm" svg:viewBox="0 0 149 494" svg:d="M149 8c-3-3 0-8-10-8-15 0-67 6-85 8-4 0-12 0-12 14 0 8 6 8 16 8 34 0 36 6 36 12-1 5-2 9-2 14-30 116-60 232-90 349-2 8-2 14-2 24 0 40 30 65 64 65 22 0 40-13 52-39s13-46 19-68c0-8-6-8-7-8-6 0-8 2-10 12-12 46-24 88-52 88-22 0-22-22-22-32 0-18 0-20 4-34 34-135 68-270 101-405z">
            <text:p/>
          </draw:path>
          <draw:path draw:style-name="gr13" draw:text-style-name="P7" draw:layer="layout" svg:width="0.224cm" svg:height="0.22cm" svg:x="1.622cm" svg:y="13.552cm" svg:viewBox="0 0 225 221" svg:d="M52 173c14-13 22-21 64-55 10-8 45-38 59-52 30-30 50-54 50-60s-6-6-8-6c-6 0-6 2-10 4-14 24-24 30-36 30-6 0-14 0-28-14-17-16-27-20-39-20-38 0-66 42-66 58 0 4 6 6 10 6 6 0 6-2 8-8 8-16 36-18 42-18 12 0 24 4 32 4 25 6 29 6 41 6-12 14-22 22-67 60-38 30-52 42-60 52-30 29-44 51-44 55 0 6 6 6 8 6 4 0 6-2 8-6 14-18 28-30 46-30 6 0 12 2 26 14 16 14 26 22 40 22 53 0 85-59 85-75 0-6-6-6-8-6-6 0-6 2-8 6-10 25-40 37-64 37-9 0-21-4-35-6-22-6-26-6-34-6-2 0-8 0-12 2z">
            <text:p/>
          </draw:path>
        </draw:g>
        <draw:g draw:style-name="gr11">
          <svg:title>TexMaths</svg:title>
          <svg:desc>20§display§r_{f}§svg§600§FALSE§</svg:desc>
          <draw:path draw:style-name="gr12" draw:text-style-name="P6" draw:layer="layout" svg:width="0.539cm" svg:height="0.441cm" svg:x="1.931cm" svg:y="16.115cm" svg:viewBox="0 0 540 442" svg:d="M0 0c180 0 360 0 540 0 0 147 0 295 0 442-180 0-360 0-540 0 0-147 0-295 0-442z">
            <text:p/>
          </draw:path>
          <draw:path draw:style-name="gr13" draw:text-style-name="P7" draw:layer="layout" svg:width="0.284cm" svg:height="0.316cm" svg:x="1.915cm" svg:y="16.079cm" svg:viewBox="0 0 285 317" svg:d="M42 267c-2 12-6 28-6 32 0 12 10 18 20 18 8 0 22-6 26-20 2-2 26-98 28-110 6-24 18-71 22-91 4-8 24-42 39-58 6-4 26-22 56-22 18 0 28 8 30 8-22 4-36 20-36 38 0 12 7 26 26 26s38-16 38-42c0-24-22-46-58-46-46 0-75 34-89 54-6-32-30-54-64-54-32 0-46 28-52 40-12 24-22 66-22 68 0 8 8 8 10 8 6 0 6-2 12-16 12-50 26-84 50-84 12 0 22 6 22 32 0 14-2 22-12 58-14 53-27 107-40 161z">
            <text:p/>
          </draw:path>
          <draw:path draw:style-name="gr13" draw:text-style-name="P7" draw:layer="layout" svg:width="0.26cm" svg:height="0.443cm" svg:x="2.246cm" svg:y="16.149cm" svg:viewBox="0 0 261 444" svg:d="M164 151c15 0 31 0 47 0 10 0 18 0 18-11 0-6-8-6-16-6-15 0-30 0-46 0 12-62 16-84 20-100 2-10 12-20 24-20 8 2 14 0 24 6-20 6-22 24-22 26 0 12 8 18 20 18s28-10 28-30c0-22-24-34-50-34-22 0-45 12-57 36-10 18-14 42-24 98-14 0-27 0-40 0-10 0-16 0-16 9 0 8 6 8 16 8 12 0 24 0 36 0 0 2-32 180-44 232-2 10-10 47-34 47-7-2-12 0-22-5 20-6 22-24 22-28 0-10-8-18-20-18s-28 12-28 30c0 21 24 35 48 35 32 0 54-31 60-43 18-32 28-92 30-98 8-51 17-101 26-152z">
            <text:p/>
          </draw:path>
        </draw:g>
        <draw:g draw:style-name="gr11">
          <svg:title>TexMaths</svg:title>
          <svg:desc>20§display§{\rho}_{f}§svg§600§FALSE§</svg:desc>
          <draw:path draw:style-name="gr12" draw:text-style-name="P6" draw:layer="layout" svg:width="0.583cm" svg:height="0.439cm" svg:x="2.73cm" svg:y="15.916cm" svg:viewBox="0 0 584 440" svg:d="M0 0c195 0 389 0 584 0 0 147 0 294 0 440-195 0-389 0-584 0 0-146 0-293 0-440z">
            <text:p/>
          </draw:path>
          <draw:path draw:style-name="gr13" draw:text-style-name="P7" draw:layer="layout" svg:width="0.328cm" svg:height="0.457cm" svg:x="2.716cm" svg:y="15.88cm" svg:viewBox="0 0 329 458" svg:d="M2 428c-2 8-2 10-2 12 0 10 6 18 18 18 16 0 24-12 26-14 2-6 26-99 44-175 14 28 36 46 70 46 81 0 171-98 171-201 0-74-46-114-98-114-67 0-141 70-161 155-23 91-45 182-68 273zM156 301c-48 0-60-56-60-62 0-4 4-18 6-26 20-78 26-103 42-131 29-52 65-66 85-66 26 0 50 20 50 68 0 38-22 115-40 151-24 44-56 66-83 66z">
            <text:p/>
          </draw:path>
          <draw:path draw:style-name="gr13" draw:text-style-name="P7" draw:layer="layout" svg:width="0.258cm" svg:height="0.441cm" svg:x="3.091cm" svg:y="15.95cm" svg:viewBox="0 0 259 442" svg:d="M164 149c15 0 31 0 47 0 10 0 16 0 16-10 0-6-6-6-16-6-15 0-30 0-46 0 12-63 16-85 20-99 2-10 14-20 24-20 2 0 14 0 24 4-20 8-22 24-22 28 0 10 8 18 20 18 14 0 28-12 28-30 0-22-24-34-50-34-20 0-44 12-57 36-10 18-14 40-24 97-13 0-26 0-38 0-10 0-16 0-16 10 0 6 6 6 14 6 12 0 24 0 36 0 0 4-30 180-42 232-2 11-12 47-34 47-2 0-12 0-22-6 20-6 22-24 22-26 0-11-10-17-20-17-14 0-28 9-28 29 0 22 22 34 48 34 30 0 52-32 58-44 18-31 30-91 30-97 9-51 18-101 28-152z">
            <text:p/>
          </draw:path>
        </draw:g>
        <draw:g draw:style-name="gr11">
          <svg:title>TexMaths</svg:title>
          <svg:desc>20§display§t_{f}§svg§600§FALSE§</svg:desc>
          <draw:path draw:style-name="gr12" draw:text-style-name="P6" draw:layer="layout" svg:width="0.475cm" svg:height="0.569cm" svg:x="3.435cm" svg:y="16.314cm" svg:viewBox="0 0 476 570" svg:d="M0 0c159 0 318 0 476 0 0 190 0 380 0 570-158 0-317 0-476 0 0-190 0-380 0-570z">
            <text:p/>
          </draw:path>
          <draw:path draw:style-name="gr13" draw:text-style-name="P7" draw:layer="layout" svg:width="0.214cm" svg:height="0.444cm" svg:x="3.415cm" svg:y="16.278cm" svg:viewBox="0 0 215 445" svg:d="M128 158c22 0 43 0 65 0 14 0 22 0 22-14 0-8-8-8-20-8-20 0-41 0-61 0 25-98 29-112 29-116 0-12-10-20-21-20-2 0-20 2-28 26-9 36-18 73-26 110-22 0-44 0-66 0-14 0-22 0-22 14 0 8 6 8 20 8 21 0 41 0 62 0-50 199-54 211-54 223 0 38 28 64 64 64 71 0 111-102 111-108s-6-6-8-6c-6 0-8 2-10 10-30 72-67 88-91 88-14 0-22-8-22-32 0-16 2-20 4-32 17-69 34-138 52-207z">
            <text:p/>
          </draw:path>
          <draw:path draw:style-name="gr13" draw:text-style-name="P7" draw:layer="layout" svg:width="0.258cm" svg:height="0.444cm" svg:x="3.688cm" svg:y="16.475cm" svg:viewBox="0 0 259 445" svg:d="M163 152c16 0 32 0 48 0 8 0 16 0 16-10 0-8-8-8-16-8-15 0-30 0-46 0 12-62 16-84 20-98 2-12 12-22 24-22 2 0 14 0 24 6-20 6-22 24-22 28 0 10 8 18 20 18s28-12 28-30c0-24-24-36-50-36-20 0-46 12-58 38-9 18-13 40-23 96-14 0-27 0-40 0-8 0-16 0-16 12 0 6 8 6 16 6 12 0 24 0 36 0 0 4-32 179-42 231-4 10-12 48-36 48-7-2-12 0-20-6 20-6 20-24 20-26 0-12-8-20-18-20-14 0-28 12-28 30 0 22 22 36 46 36 32 0 54-32 60-44 18-32 28-92 30-98 9-50 18-101 27-151z">
            <text:p/>
          </draw:path>
        </draw:g>
        <draw:g draw:style-name="gr11">
          <svg:title>TexMaths</svg:title>
          <svg:desc>20§display§r_{r}§svg§600§FALSE§</svg:desc>
          <draw:path draw:style-name="gr12" draw:text-style-name="P6" draw:layer="layout" svg:width="0.493cm" svg:height="0.346cm" svg:x="16.732cm" svg:y="16.114cm" svg:viewBox="0 0 494 347" svg:d="M0 0c165 0 330 0 494 0 0 116 0 231 0 347-164 0-329 0-494 0 0-116 0-231 0-347z">
            <text:p/>
          </draw:path>
          <draw:path draw:style-name="gr13" draw:text-style-name="P7" draw:layer="layout" svg:width="0.284cm" svg:height="0.316cm" svg:x="16.716cm" svg:y="16.078cm" svg:viewBox="0 0 285 317" svg:d="M42 267c-2 10-6 28-6 30 0 14 10 20 20 20 8 0 22-6 26-20 2-2 26-98 28-110 6-24 18-71 22-91 4-8 22-42 39-58 6-4 26-22 56-22 18 0 28 8 30 8-22 4-38 20-38 38 0 12 9 26 28 26s38-16 38-42c0-24-22-46-58-46-46 0-75 34-89 54-6-32-30-54-64-54-32 0-46 28-52 40-12 24-22 66-22 68 0 8 8 8 10 8 6 0 6-2 12-16 10-50 24-84 50-84 12 0 22 6 22 32 0 14-2 22-12 58-14 53-27 107-40 161z">
            <text:p/>
          </draw:path>
          <draw:path draw:style-name="gr13" draw:text-style-name="P7" draw:layer="layout" svg:width="0.226cm" svg:height="0.22cm" svg:x="17.035cm" svg:y="16.275cm" svg:viewBox="0 0 227 221" svg:d="M92 118c0-4 12-48 12-50 2-4 16-28 32-40 4-4 18-14 39-14 4 0 16 0 26 8-16 4-22 18-22 26 0 10 8 18 20 18s28-8 28-30c0-26-28-36-52-36-25 0-47 10-69 36-8-30-38-36-50-36-18 0-30 12-38 26-12 18-18 48-18 50 0 6 6 6 8 6 6 0 8-2 10-14 8-30 18-54 36-54 14 0 16 12 16 24 0 10-5 29-8 42s-8 32-10 43c-5 21-11 42-16 62-2 6-4 18-4 20 0 10 8 16 16 16s18-4 22-14c0-4 6-26 8-38 4-17 9-34 14-51z">
            <text:p/>
          </draw:path>
        </draw:g>
        <draw:line draw:style-name="gr8" draw:text-style-name="P1" draw:layer="layout" svg:x1="17.304cm" svg:y1="17.296cm" svg:x2="17.304cm" svg:y2="15.196cm">
          <text:p/>
        </draw:line>
        <draw:g draw:style-name="gr11">
          <svg:title>TexMaths</svg:title>
          <svg:desc>20§display§\rho_{r}§svg§600§FALSE§</svg:desc>
          <draw:path draw:style-name="gr12" draw:text-style-name="P6" draw:layer="layout" svg:width="0.539cm" svg:height="0.385cm" svg:x="15.93cm" svg:y="15.919cm" svg:viewBox="0 0 540 386" svg:d="M0 0c180 0 360 0 540 0 0 129 0 258 0 386-180 0-360 0-540 0 0-128 0-257 0-386z">
            <text:p/>
          </draw:path>
          <draw:path draw:style-name="gr13" draw:text-style-name="P7" draw:layer="layout" svg:width="0.328cm" svg:height="0.457cm" svg:x="15.916cm" svg:y="15.883cm" svg:viewBox="0 0 329 458" svg:d="M2 428c-2 8-2 10-2 12 0 10 6 18 18 18 16 0 24-12 26-14 2-6 26-99 44-175 14 28 36 46 69 46 82 0 172-98 172-201 0-74-46-114-98-114-68 0-141 70-161 155-23 91-45 182-68 273zM155 301c-47 0-59-56-59-62 0-4 4-18 6-26 20-80 26-103 42-131 29-52 65-66 87-66 26 0 48 20 48 68 0 37-20 115-40 149-22 44-56 68-84 68z">
            <text:p/>
          </draw:path>
          <draw:path draw:style-name="gr13" draw:text-style-name="P7" draw:layer="layout" svg:width="0.226cm" svg:height="0.218cm" svg:x="16.279cm" svg:y="16.08cm" svg:viewBox="0 0 227 219" svg:d="M92 117c0-3 12-47 12-49 2-4 16-28 32-40 6-4 18-14 39-14 4 0 16 0 26 6-16 6-22 18-22 28s9 18 20 18 28-10 28-30c0-26-28-36-52-36-25 0-47 10-69 34-8-30-38-34-50-34-18 0-30 12-38 26-12 18-18 46-18 48 0 8 6 8 8 8 6 0 8-2 10-16 8-30 18-52 36-52 14 0 16 10 16 24 0 10-3 27-6 40s-10 34-12 43c-5 22-11 43-16 64-2 6-4 18-4 20 0 10 8 14 16 14s18-4 22-14c0-2 6-24 8-36 4-17 9-34 14-52z">
            <text:p/>
          </draw:path>
        </draw:g>
        <draw:g draw:style-name="gr11">
          <svg:title>TexMaths</svg:title>
          <svg:desc>20§display§t_{r}§svg§600§FALSE§</svg:desc>
          <draw:path draw:style-name="gr12" draw:text-style-name="P6" draw:layer="layout" svg:width="0.429cm" svg:height="0.475cm" svg:x="15.236cm" svg:y="16.416cm" svg:viewBox="0 0 430 476" svg:d="M0 0c143 0 287 0 430 0 0 159 0 318 0 476-143 0-287 0-430 0 0-158 0-317 0-476z">
            <text:p/>
          </draw:path>
          <draw:path draw:style-name="gr13" draw:text-style-name="P7" draw:layer="layout" svg:width="0.214cm" svg:height="0.446cm" svg:x="15.216cm" svg:y="16.38cm" svg:viewBox="0 0 215 447" svg:d="M128 157c21 0 43 0 65 0 14 0 22 0 22-13 0-6-8-6-20-6-20 0-41 0-61 0 25-100 27-114 27-118 0-12-8-20-20-20-2 0-21 2-27 26-9 37-18 74-26 112-22 0-44 0-66 0-14 0-22 0-22 12 0 7 6 7 20 7 21 0 41 0 62 0-50 200-54 212-54 224 0 38 26 66 64 66 71 0 111-104 111-108 0-8-6-8-8-8-6 0-8 2-10 10-30 72-67 90-91 90-14 0-22-10-22-32 0-18 2-22 4-34 17-69 34-138 52-208z">
            <text:p/>
          </draw:path>
          <draw:path draw:style-name="gr13" draw:text-style-name="P7" draw:layer="layout" svg:width="0.226cm" svg:height="0.22cm" svg:x="15.475cm" svg:y="16.707cm" svg:viewBox="0 0 227 221" svg:d="M92 118c0-4 12-48 12-50 2-4 16-28 32-40 3-4 17-14 39-14 4 0 16 0 26 6-16 6-22 18-22 28s8 18 20 18 28-10 28-30c0-26-28-36-52-36-26 0-47 10-69 36-8-30-38-36-50-36-18 0-30 12-38 26-12 18-18 46-18 50 0 6 6 6 8 6 8 0 8-2 12-16 6-30 16-52 34-52 14 0 16 10 16 24 0 10-3 27-6 40s-10 34-12 44c-6 21-11 42-16 63-2 6-4 18-4 20 0 10 8 16 16 16s18-4 22-14c0-4 6-26 8-38 4-17 9-34 14-51z">
            <text:p/>
          </draw:path>
        </draw:g>
        <draw:g draw:style-name="gr11">
          <svg:title>TexMaths</svg:title>
          <svg:desc>20§display§b§svg§600§FALSE§</svg:desc>
          <draw:path draw:style-name="gr12" draw:text-style-name="P6" draw:layer="layout" svg:width="0.216cm" svg:height="0.419cm" svg:x="12.221cm" svg:y="3.617cm" svg:viewBox="0 0 217 420" svg:d="M0 0c72 0 144 0 217 0 0 140 0 280 0 420-73 0-145 0-217 0 0-140 0-280 0-420z">
            <text:p/>
          </draw:path>
          <draw:path draw:style-name="gr13" draw:text-style-name="P7" draw:layer="layout" svg:width="0.255cm" svg:height="0.491cm" svg:x="12.217cm" svg:y="3.581cm" svg:viewBox="0 0 256 492" svg:d="M135 8c-3-3 0-8-10-8-16 0-67 6-85 8-4 0-12 0-12 14 0 8 6 8 16 8 33 0 35 4 35 12 0 4-7 28-9 42-20 76-39 152-58 229-8 34-12 46-12 69 0 66 38 110 89 110 82 0 167-104 167-205 0-64-38-112-91-112-34 0-62 20-82 42 18-70 35-139 52-209zM70 271c3-14 3-16 9-24 34-46 66-56 84-56 24 0 44 22 44 66 0 42-24 121-36 147-24 48-56 72-82 72-23 0-47-18-47-70 0-14 0-26 12-69 5-22 10-44 16-66z">
            <text:p/>
          </draw:path>
        </draw:g>
        <draw:g draw:style-name="gr11">
          <svg:title>TexMaths</svg:title>
          <svg:desc>20§display§h§svg§600§FALSE§</svg:desc>
          <draw:path draw:style-name="gr12" draw:text-style-name="P6" draw:layer="layout" svg:width="0.307cm" svg:height="0.419cm" svg:x="17.619cm" svg:y="15.318cm" svg:viewBox="0 0 308 420" svg:d="M0 0c103 0 206 0 308 0 0 140 0 280 0 420-102 0-205 0-308 0 0-140 0-280 0-420z">
            <text:p/>
          </draw:path>
          <draw:path draw:style-name="gr13" draw:text-style-name="P7" draw:layer="layout" svg:width="0.341cm" svg:height="0.491cm" svg:x="17.621cm" svg:y="15.282cm" svg:viewBox="0 0 342 492" svg:d="M161 8c-2-3 0-8-8-8-16 0-67 6-85 8-6 0-12 0-12 14 0 8 6 8 16 8 33 0 33 4 33 12 0 4-1 9-2 14-33 133-66 267-99 400-4 10-4 12-4 16 0 16 14 20 20 20 12 0 24-8 26-18 4-18 9-36 14-54 5-20 10-41 16-61 4-16 8-32 12-48 0-4 6-26 6-32 3-6 23-44 47-64 16-10 38-24 68-24s38 24 38 50c0 36-28 114-44 155-6 16-10 24-10 38 0 34 26 58 58 58 65 0 91-102 91-108s-6-6-8-6c-8 0-8 2-10 12-12 36-34 86-71 86-12 0-18-6-18-22 0-18 8-34 14-50 10-30 41-113 41-153 0-46-27-76-79-76-44 0-78 22-104 54 18-74 36-147 54-221z">
            <text:p/>
          </draw:path>
        </draw:g>
        <draw:g draw:style-name="gr11">
          <svg:title>TexMaths</svg:title>
          <svg:desc>20§display§C_{r}§svg§600§FALSE§</svg:desc>
          <draw:path draw:style-name="gr12" draw:text-style-name="P6" draw:layer="layout" svg:width="0.679cm" svg:height="0.529cm" svg:x="13.821cm" svg:y="16.618cm" svg:viewBox="0 0 680 530" svg:d="M0 0c227 0 454 0 680 0 0 177 0 354 0 530-226 0-453 0-680 0 0-176 0-353 0-530z">
            <text:p/>
          </draw:path>
          <draw:path draw:style-name="gr13" draw:text-style-name="P7" draw:layer="layout" svg:width="0.496cm" svg:height="0.507cm" svg:x="13.821cm" svg:y="16.582cm" svg:viewBox="0 0 497 508" svg:d="M497 8c0-2-2-8-8-8-2 0-2 2-10 8-17 18-33 36-50 54-6-10-38-62-116-62-155 0-313 156-313 317 0 114 82 191 190 191 59 0 113-27 151-61 64-56 76-120 76-122 0-8-6-8-8-8-4 0-8 2-10 8-6 20-22 70-70 110s-92 52-129 52c-62 0-136-36-136-146 0-40 14-154 84-235 44-48 109-84 171-84 72 0 112 54 112 136 0 27-2 26-2 33s8 8 10 8c10 0 10-2 14-14 15-59 29-118 44-177z">
            <text:p/>
          </draw:path>
          <draw:path draw:style-name="gr13" draw:text-style-name="P7" draw:layer="layout" svg:width="0.226cm" svg:height="0.22cm" svg:x="14.31cm" svg:y="16.963cm" svg:viewBox="0 0 227 221" svg:d="M92 118c0-4 12-48 12-50 2-4 16-28 32-40 4-4 18-14 40-14 4 0 16 0 26 8-16 4-22 18-22 26 0 10 8 18 20 18 11 0 27-8 27-30 0-26-27-36-51-36-26 0-48 10-70 36-8-30-38-36-50-36-18 0-30 12-38 26-12 18-18 48-18 50 0 6 6 6 8 6 6 0 6-2 10-14 8-30 16-54 36-54 12 0 16 12 16 24 0 10-5 29-8 42s-8 32-10 44c-5 20-11 41-16 61-2 6-4 18-4 20 0 10 8 16 16 16s16-4 20-14c2-4 8-26 10-38 4-17 9-34 14-51z">
            <text:p/>
          </draw:path>
        </draw:g>
        <draw:g draw:style-name="gr11">
          <svg:title>TexMaths</svg:title>
          <svg:desc>20§display§C_{f}§svg§600§FALSE§</svg:desc>
          <draw:path draw:style-name="gr12" draw:text-style-name="P6" draw:layer="layout" svg:width="0.723cm" svg:height="0.625cm" svg:x="4.921cm" svg:y="16.62cm" svg:viewBox="0 0 724 626" svg:d="M0 0c241 0 483 0 724 0 0 209 0 418 0 626-241 0-483 0-724 0 0-208 0-417 0-626z">
            <text:p/>
          </draw:path>
          <draw:path draw:style-name="gr13" draw:text-style-name="P7" draw:layer="layout" svg:width="0.496cm" svg:height="0.508cm" svg:x="4.921cm" svg:y="16.584cm" svg:viewBox="0 0 497 509" svg:d="M497 8c0-2-2-8-8-8-2 0-4 2-12 8-16 18-32 36-48 54-6-10-38-62-116-62-155 0-313 156-313 317 0 116 82 192 190 192 59 0 113-28 149-60 66-58 78-122 78-124 0-6-5-4-8-6-4 0-8 0-10 6-6 20-22 70-70 110s-92 52-129 52c-62 0-136-36-136-146 0-40 14-153 84-235 42-48 107-84 171-84 70 0 112 54 112 136 0 28-2 29-2 35 0 7 8 6 10 6 10 0 10-2 12-13 15-60 31-119 46-178z">
            <text:p/>
          </draw:path>
          <draw:path draw:style-name="gr13" draw:text-style-name="P7" draw:layer="layout" svg:width="0.258cm" svg:height="0.444cm" svg:x="5.422cm" svg:y="16.837cm" svg:viewBox="0 0 259 445" svg:d="M162 152c16 0 33 0 50 0 7 0 15 0 15-12 0-6-8-6-15-6-16 0-31 0-46 0 12-62 16-84 20-98 2-12 12-22 24-22 2 0 13 0 23 6-20 6-21 24-21 26 0 12 7 18 19 18s28-10 28-28c0-24-24-36-49-36-22 0-46 12-58 36-10 20-14 42-24 98-14 0-27 0-40 0-8 0-16 0-16 10 0 8 8 8 16 8 12 0 24 0 36 0 0 2-32 179-42 231-4 10-12 48-36 48-7-2-12 0-20-6 20-6 20-24 20-26 0-12-8-20-18-20-14 0-28 12-28 30 0 22 22 36 46 36 32 0 54-32 60-44 18-32 28-92 30-98 8-50 17-101 26-151z">
            <text:p/>
          </draw:path>
        </draw:g>
        <draw:g draw:style-name="gr11">
          <svg:title>TexMaths</svg:title>
          <svg:desc>20§display§\varepsilon§svg§600§FALSE§</svg:desc>
          <draw:path draw:style-name="gr12" draw:text-style-name="P6" draw:layer="layout" svg:width="0.225cm" svg:height="0.257cm" svg:x="8.439cm" svg:y="16.824cm" svg:viewBox="0 0 226 258" svg:d="M0 0c75 0 151 0 226 0 0 86 0 172 0 258-75 0-151 0-226 0 0-86 0-172 0-258z">
            <text:p/>
          </draw:path>
          <draw:path draw:style-name="gr13" draw:text-style-name="P7" draw:layer="layout" svg:width="0.279cm" svg:height="0.329cm" svg:x="8.421cm" svg:y="16.788cm" svg:viewBox="0 0 280 330" svg:d="M79 157c24 10 44 10 60 10 18 0 58 0 58-22 0-16-26-18-52-18-14 0-38 0-64 12-15-8-27-22-27-40 0-41 67-67 129-67 12 0 38 0 65 20 6 6 8 6 14 6 8 0 18-8 18-18 0-14-42-40-89-40-80 0-155 46-155 99 0 30 26 48 28 50-42 22-64 62-64 94 0 45 40 87 113 87 92 0 131-62 131-72 0-4-4-6-8-6s-6 2-8 4c-7 16-25 42-109 42-42 0-101-10-101-59 0-24 20-62 61-82zM103 147c16-4 30-6 42-6 18 0 20 2 34 4-12 6-12 6-40 6-14 0-24 0-36-4z">
            <text:p/>
          </draw:path>
        </draw:g>
        <draw:g draw:style-name="gr11">
          <svg:title>TexMaths</svg:title>
          <svg:desc>20§display§p§svg§600§FALSE§</svg:desc>
          <draw:path draw:style-name="gr12" draw:text-style-name="P6" draw:layer="layout" svg:width="0.292cm" svg:height="0.372cm" svg:x="9.467cm" svg:y="2.972cm" svg:viewBox="0 0 293 373" svg:d="M0 0c98 0 195 0 293 0 0 124 0 248 0 373-98 0-195 0-293 0 0-125 0-249 0-373z">
            <text:p/>
          </draw:path>
          <draw:path draw:style-name="gr13" draw:text-style-name="P7" draw:layer="layout" svg:width="0.363cm" svg:height="0.443cm" svg:x="9.431cm" svg:y="2.936cm" svg:viewBox="0 0 364 444" svg:d="M54 394c-6 24-6 28-38 28-8 0-16 0-16 14 0 4 4 8 10 8 18 0 38-2 58-2 24 0 47 2 69 2 4 0 12 0 12-14 0-8-6-8-16-8-35 0-35-4-35-12s29-121 33-139c10 22 30 46 64 46 82 0 169-102 169-205 0-66-40-112-93-112-34 0-68 26-92 52-6-36-36-52-62-52-31 0-45 28-51 40-12 24-22 66-22 68 0 8 5 5 8 8 8 0 8-2 12-16 12-50 26-84 51-84 12 0 22 6 22 32 0 16-2 24-6 36-26 103-51 207-77 310zM177 92c4-20 24-40 36-50 24-22 44-26 56-26 28 0 45 25 45 66s-23 121-35 147c-24 50-58 72-84 72-46 0-54-58-54-62 0-2 0-2 2-12 12-45 23-90 34-135z">
            <text:p/>
          </draw:path>
        </draw:g>
        <draw:path draw:style-name="gr14" draw:text-style-name="P2" draw:layer="layout" svg:width="0.496cm" svg:height="0.355cm" draw:transform="skewX (0.896575636749487) rotate (-2.26892802759263) translate (8.06537973468465cm 16.912920385785cm)" svg:viewBox="0 0 497 356" svg:d="M0 356c358 1 497-356 497-356">
          <text:p/>
        </draw:path>
        <draw:g draw:style-name="gr11">
          <svg:title>TexMaths</svg:title>
          <svg:desc>20§display§O_{f}§svg§600§FALSE§</svg:desc>
          <draw:path draw:style-name="gr12" draw:text-style-name="P6" draw:layer="layout" svg:width="0.757cm" svg:height="0.625cm" svg:x="5.023cm" svg:y="15.32cm" svg:viewBox="0 0 758 626" svg:d="M0 0c253 0 506 0 758 0 0 209 0 418 0 626-252 0-505 0-758 0 0-208 0-417 0-626z">
            <text:p/>
          </draw:path>
          <draw:path draw:style-name="gr13" draw:text-style-name="P7" draw:layer="layout" svg:width="0.484cm" svg:height="0.508cm" svg:x="5.021cm" svg:y="15.284cm" svg:viewBox="0 0 485 509" svg:d="M485 188c0-112-76-188-180-188-151 0-305 160-305 321 0 118 80 188 180 188 147 0 305-154 305-321zM184 491c-68 0-118-58-118-150 0-30 10-132 64-213 48-74 115-110 171-110 58 0 120 40 120 144 0 49-18 159-88 245-34 42-90 84-149 84z">
            <text:p/>
          </draw:path>
          <draw:path draw:style-name="gr13" draw:text-style-name="P7" draw:layer="layout" svg:width="0.258cm" svg:height="0.444cm" svg:x="5.558cm" svg:y="15.537cm" svg:viewBox="0 0 259 445" svg:d="M162 152c16 0 33 0 50 0 8 0 15 0 15-12 0-6-7-6-15-6-16 0-31 0-46 0 12-62 16-84 20-98 2-12 12-22 24-22 2 0 13 0 23 6-19 6-21 24-21 26 0 12 8 18 19 18 12 0 28-10 28-28 0-24-24-36-49-36-22 0-46 12-58 36-10 20-14 42-24 98-14 0-27 0-40 0-8 0-16 0-16 10 0 8 8 8 16 8 12 0 24 0 36 0 0 2-32 179-44 231-2 10-10 48-34 48-7-2-12 0-20-6 20-6 20-24 20-26 0-12-8-20-20-20s-26 12-26 30c0 22 22 36 46 36 32 0 54-32 60-44 18-32 28-92 30-98 8-50 17-101 26-151z">
            <text:p/>
          </draw:path>
        </draw:g>
        <draw:g draw:style-name="gr11">
          <svg:title>TexMaths</svg:title>
          <svg:desc>20§display§O_{h}§svg§600§FALSE§</svg:desc>
          <draw:path draw:style-name="gr12" draw:text-style-name="P6" draw:layer="layout" svg:width="0.765cm" svg:height="0.529cm" svg:x="4.823cm" svg:y="11.12cm" svg:viewBox="0 0 766 530" svg:d="M0 0c255 0 511 0 766 0 0 177 0 354 0 530-255 0-511 0-766 0 0-176 0-353 0-530z">
            <text:p/>
          </draw:path>
          <draw:path draw:style-name="gr13" draw:text-style-name="P7" draw:layer="layout" svg:width="0.484cm" svg:height="0.507cm" svg:x="4.821cm" svg:y="11.084cm" svg:viewBox="0 0 485 508" svg:d="M485 187c0-111-76-187-180-187-149 0-305 160-305 321 0 116 80 187 180 187 147 0 305-153 305-321zM184 489c-68 0-118-56-118-148 0-30 10-134 64-213 48-74 115-110 171-110 58 0 120 40 120 144 0 49-18 157-88 243-34 44-90 84-149 84z">
            <text:p/>
          </draw:path>
          <draw:path draw:style-name="gr13" draw:text-style-name="P7" draw:layer="layout" svg:width="0.266cm" svg:height="0.344cm" svg:x="5.358cm" svg:y="11.341cm" svg:viewBox="0 0 267 345" svg:d="M116 16c2-2 1-5 2-8 0-2-2-8-6-8-10 0-52 4-64 6-4 0-10 0-10 10 0 8 6 8 12 8 24 0 24 4 24 8 0 2-2 6-2 10-23 92-47 185-70 277-2 8-2 8-2 10 0 8 6 16 16 16 6 0 16-2 20-14 2-2 6-20 10-30 3-15 7-29 10-44 2-6 6-26 8-32 6-20 6-20 16-36 14-24 40-51 78-51 28 0 28 22 28 33 0 30-20 84-28 106-6 12-8 18-8 26 0 26 22 42 46 42 49 0 71-68 71-76 0-6-6-6-8-6-8 0-8 4-10 8-10 40-31 60-51 60-10 0-12-6-12-18 0-10 2-16 12-38 6-16 25-68 25-96 0-8 0-27-17-41-10-6-24-14-46-14-36 0-62 20-80 41 12-49 24-99 36-149z">
            <text:p/>
          </draw:path>
        </draw:g>
        <draw:g draw:style-name="gr11">
          <svg:title>TexMaths</svg:title>
          <svg:desc>20§display§O_{b}§svg§600§FALSE§</svg:desc>
          <draw:path draw:style-name="gr12" draw:text-style-name="P6" draw:layer="layout" svg:width="0.691cm" svg:height="0.529cm" svg:x="9.224cm" svg:y="12.82cm" svg:viewBox="0 0 692 530" svg:d="M0 0c231 0 462 0 692 0 0 177 0 354 0 530-230 0-461 0-692 0 0-176 0-353 0-530z">
            <text:p/>
          </draw:path>
          <draw:path draw:style-name="gr13" draw:text-style-name="P7" draw:layer="layout" svg:width="0.482cm" svg:height="0.507cm" svg:x="9.222cm" svg:y="12.784cm" svg:viewBox="0 0 483 508" svg:d="M483 187c0-111-74-187-178-187-151 0-305 160-305 321 0 116 80 187 180 187 147 0 303-153 303-321zM184 489c-70 0-118-56-118-148 0-30 10-134 64-213 48-74 115-110 171-110 58 0 120 40 120 144 0 49-18 157-88 243-34 44-90 84-149 84z">
            <text:p/>
          </draw:path>
          <draw:path draw:style-name="gr13" draw:text-style-name="P7" draw:layer="layout" svg:width="0.197cm" svg:height="0.344cm" svg:x="9.755cm" svg:y="13.041cm" svg:viewBox="0 0 198 345" svg:d="M96 16c0-2 1-5 2-8 0-2-2-8-8-8-10 0-50 4-62 6-4 0-12 0-12 10 0 8 8 8 14 8 22 0 22 4 22 8 0 2-4 22-6 34-4 14-8 29-12 44-4 18-32 123-32 129-2 12-2 18-2 24 0 50 30 82 72 82 60 0 126-66 126-140 0-55-40-81-74-81-26 0-46 14-62 28 11-46 22-91 34-136zM72 331c-24 0-38-22-38-50 0-18 4-34 18-90 2-10 2-10 12-22 18-19 40-31 58-31 20 0 36 14 36 47 0 20-10 70-26 98-10 24-36 48-60 48z">
            <text:p/>
          </draw:path>
        </draw:g>
        <draw:g draw:style-name="gr11">
          <svg:title>TexMaths</svg:title>
          <svg:desc>20§display§O_{r}§svg§600§FALSE§</svg:desc>
          <draw:path draw:style-name="gr12" draw:text-style-name="P6" draw:layer="layout" svg:width="0.713cm" svg:height="0.529cm" svg:x="13.724cm" svg:y="14.32cm" svg:viewBox="0 0 714 530" svg:d="M0 0c238 0 476 0 714 0 0 177 0 354 0 530-238 0-476 0-714 0 0-176 0-353 0-530z">
            <text:p/>
          </draw:path>
          <draw:path draw:style-name="gr13" draw:text-style-name="P7" draw:layer="layout" svg:width="0.484cm" svg:height="0.507cm" svg:x="13.722cm" svg:y="14.284cm" svg:viewBox="0 0 485 508" svg:d="M485 187c0-111-74-187-180-187-149 0-305 160-305 321 0 116 80 187 180 187 149 0 305-153 305-321zM184 489c-68 0-118-56-118-148 0-30 10-134 64-213 48-74 117-110 171-110 58 0 122 40 122 144 0 49-20 157-88 243-34 44-92 84-151 84z">
            <text:p/>
          </draw:path>
          <draw:path draw:style-name="gr13" draw:text-style-name="P7" draw:layer="layout" svg:width="0.226cm" svg:height="0.22cm" svg:x="14.247cm" svg:y="14.665cm" svg:viewBox="0 0 227 221" svg:d="M92 118c0-4 12-48 12-50 2-4 16-28 32-40 4-4 18-14 38-14 6 0 18 0 28 8-16 4-22 18-22 26 0 10 8 18 20 18 11 0 27-8 27-30 0-26-27-36-51-36-26 0-48 10-70 36-8-30-38-36-50-36-18 0-30 12-38 26-12 18-18 48-18 50 0 6 6 6 8 6 6 0 6-2 10-14 8-30 16-54 36-54 12 0 16 12 16 24 0 10-5 29-8 42s-8 32-10 44c-5 20-11 41-16 61-2 6-6 18-6 20 0 10 10 16 18 16s16-4 20-14c2-4 8-26 10-38 4-17 9-34 14-5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03:48:06.029000000</meta:creation-date>
    <meta:generator>LibreOffice/7.6.4.1$Windows_X86_64 LibreOffice_project/e19e193f88cd6c0525a17fb7a176ed8e6a3e2aa1</meta:generator>
    <dc:date>2025-03-02T04:58:51.193000000</dc:date>
    <meta:editing-duration>PT1H10M26S</meta:editing-duration>
    <meta:editing-cycles>34</meta:editing-cycles>
    <meta:document-statistic meta:object-count="136"/>
  </office:meta>
</office:document-meta>
</file>